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over accent="true">
          <mi>x</mi>
          <mo stretchy="false">¨</mo>
        </mover>
        <mo stretchy="false">+</mo>
        <mn>2</mn>
      </mrow>
      <mo stretchy="false">β</mo>
      <mrow>
        <mover accent="true">
          <mi>x</mi>
          <mo stretchy="false">˙</mo>
        </mover>
        <mo stretchy="false">+</mo>
        <msubsup>
          <mo stretchy="false">ω</mo>
          <mn>0</mn>
          <mn>2</mn>
        </msubsup>
      </mrow>
      <mrow>
        <mi>x</mi>
        <mo stretchy="false">=</mo>
        <mfrac>
          <mn>1</mn>
          <mi>m</mi>
        </mfrac>
      </mrow>
      <mi>F</mi>
      <mrow>
        <mo stretchy="false">(</mo>
        <mrow>
          <mi>t</mi>
        </mrow>
        <mo stretchy="false">)</mo>
      </mrow>
    </mrow>
    <annotation encoding="StarMath 5.0">ddot x + 2 %ibeta dot x + %iomega ^2 _0 x = 1 over m F(t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6T18:51:53.676000000</meta:creation-date>
    <meta:generator>LibreOffice/4.1.4.2$Windows_x86 LibreOffice_project/0a0440ccc0227ad9829de5f46be37cfb6edcf72</meta:generator>
  </office:meta>
</office:document-meta>
</file>